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true"/>
      <style:text-properties officeooo:rsid="00b3bc45" officeooo:paragraph-rsid="00125665"/>
    </style:style>
    <style:style style:name="P2" style:family="paragraph" style:parent-style-name="Standard">
      <style:paragraph-properties fo:margin-top="0in" fo:margin-bottom="0in" loext:contextual-spacing="true"/>
      <style:text-properties officeooo:rsid="00a816c7" officeooo:paragraph-rsid="00125665"/>
    </style:style>
    <style:style style:name="P3" style:family="paragraph" style:parent-style-name="Standard">
      <style:paragraph-properties fo:margin-top="0in" fo:margin-bottom="0in" loext:contextual-spacing="true"/>
      <style:text-properties officeooo:rsid="00a9e5d1" officeooo:paragraph-rsid="00125665"/>
    </style:style>
    <style:style style:name="P4" style:family="paragraph" style:parent-style-name="Standard">
      <style:paragraph-properties fo:margin-top="0in" fo:margin-bottom="0in" loext:contextual-spacing="true"/>
      <style:text-properties officeooo:rsid="00aae1a7" officeooo:paragraph-rsid="00125665"/>
    </style:style>
    <style:style style:name="P5" style:family="paragraph" style:parent-style-name="Standard">
      <style:paragraph-properties fo:margin-top="0in" fo:margin-bottom="0in" loext:contextual-spacing="true"/>
      <style:text-properties officeooo:rsid="00ab1234" officeooo:paragraph-rsid="00125665"/>
    </style:style>
    <style:style style:name="P6" style:family="paragraph" style:parent-style-name="Standard">
      <style:paragraph-properties fo:margin-top="0in" fo:margin-bottom="0in" loext:contextual-spacing="true"/>
      <style:text-properties style:font-name="Liberation Serif" fo:font-style="italic" officeooo:rsid="00ab1234" officeooo:paragraph-rsid="00125665" style:font-style-asian="italic" style:font-style-complex="italic"/>
    </style:style>
    <style:style style:name="P7" style:family="paragraph" style:parent-style-name="Standard">
      <style:paragraph-properties fo:margin-top="0in" fo:margin-bottom="0in" loext:contextual-spacing="true"/>
      <style:text-properties style:font-name="Liberation Serif" fo:font-style="italic" officeooo:rsid="00ac7fb2" officeooo:paragraph-rsid="00125665" style:font-style-asian="italic" style:font-style-complex="italic"/>
    </style:style>
    <style:style style:name="P8" style:family="paragraph" style:parent-style-name="Standard">
      <style:paragraph-properties fo:margin-top="0in" fo:margin-bottom="0in" loext:contextual-spacing="true"/>
      <style:text-properties style:font-name="Liberation Serif" fo:font-style="italic" officeooo:rsid="00ae16dc" officeooo:paragraph-rsid="00125665" style:font-style-asian="italic" style:font-style-complex="italic"/>
    </style:style>
    <style:style style:name="P9" style:family="paragraph" style:parent-style-name="Standard">
      <style:paragraph-properties fo:margin-top="0in" fo:margin-bottom="0in" loext:contextual-spacing="true"/>
      <style:text-properties style:font-name="Liberation Serif" fo:font-style="italic" officeooo:rsid="005ead5f" officeooo:paragraph-rsid="00125665" style:font-style-asian="italic" style:font-style-complex="italic"/>
    </style:style>
    <style:style style:name="P10" style:family="paragraph" style:parent-style-name="Standard">
      <style:paragraph-properties fo:margin-top="0in" fo:margin-bottom="0in" loext:contextual-spacing="true"/>
      <style:text-properties style:font-name="Liberation Serif" fo:font-style="italic" officeooo:rsid="00aef52f" officeooo:paragraph-rsid="00125665" style:font-style-asian="italic" style:font-style-complex="italic"/>
    </style:style>
    <style:style style:name="P11" style:family="paragraph" style:parent-style-name="Standard">
      <style:paragraph-properties fo:margin-top="0in" fo:margin-bottom="0in" loext:contextual-spacing="true"/>
      <style:text-properties style:font-name="Liberation Serif" fo:font-style="italic" officeooo:rsid="00af2ec2" officeooo:paragraph-rsid="00125665" style:font-style-asian="italic" style:font-style-complex="italic"/>
    </style:style>
    <style:style style:name="P12" style:family="paragraph" style:parent-style-name="Standard">
      <style:paragraph-properties fo:margin-top="0in" fo:margin-bottom="0in" loext:contextual-spacing="true"/>
      <style:text-properties style:font-name="Liberation Serif" fo:font-style="italic" officeooo:rsid="00b0a158" officeooo:paragraph-rsid="00125665" style:font-style-asian="italic" style:font-style-complex="italic"/>
    </style:style>
    <style:style style:name="P13" style:family="paragraph" style:parent-style-name="Standard">
      <style:paragraph-properties fo:margin-top="0in" fo:margin-bottom="0in" loext:contextual-spacing="true"/>
      <style:text-properties officeooo:rsid="00ac7fb2" officeooo:paragraph-rsid="00125665"/>
    </style:style>
    <style:style style:name="P14" style:family="paragraph" style:parent-style-name="Standard">
      <style:paragraph-properties fo:margin-top="0in" fo:margin-bottom="0in" loext:contextual-spacing="true"/>
      <style:text-properties officeooo:rsid="00ae16dc" officeooo:paragraph-rsid="00125665"/>
    </style:style>
    <style:style style:name="P15" style:family="paragraph" style:parent-style-name="Standard">
      <style:paragraph-properties fo:margin-top="0in" fo:margin-bottom="0in" loext:contextual-spacing="true"/>
      <style:text-properties officeooo:rsid="00aeaaf1" officeooo:paragraph-rsid="00125665"/>
    </style:style>
    <style:style style:name="P16" style:family="paragraph" style:parent-style-name="Standard">
      <style:paragraph-properties fo:margin-top="0in" fo:margin-bottom="0in" loext:contextual-spacing="true"/>
      <style:text-properties officeooo:rsid="00aef52f" officeooo:paragraph-rsid="00125665"/>
    </style:style>
    <style:style style:name="P17" style:family="paragraph" style:parent-style-name="Standard">
      <style:paragraph-properties fo:margin-top="0in" fo:margin-bottom="0in" loext:contextual-spacing="true"/>
      <style:text-properties officeooo:rsid="00af2ec2" officeooo:paragraph-rsid="00125665"/>
    </style:style>
    <style:style style:name="P18" style:family="paragraph" style:parent-style-name="Standard">
      <style:paragraph-properties fo:margin-top="0in" fo:margin-bottom="0in" loext:contextual-spacing="true"/>
      <style:text-properties officeooo:rsid="004fc4f5" officeooo:paragraph-rsid="00125665"/>
    </style:style>
    <style:style style:name="P19" style:family="paragraph" style:parent-style-name="Standard">
      <style:paragraph-properties fo:margin-top="0in" fo:margin-bottom="0in" loext:contextual-spacing="true"/>
      <style:text-properties officeooo:rsid="00b0a158" officeooo:paragraph-rsid="00125665"/>
    </style:style>
    <style:style style:name="P20" style:family="paragraph" style:parent-style-name="Text_20_body">
      <style:paragraph-properties fo:margin-top="0in" fo:margin-bottom="0in" loext:contextual-spacing="true"/>
      <style:text-properties officeooo:rsid="00a816c7" officeooo:paragraph-rsid="00125665"/>
    </style:style>
    <style:style style:name="T1" style:family="text">
      <style:text-properties officeooo:rsid="027f306b"/>
    </style:style>
    <style:style style:name="T2" style:family="text">
      <style:text-properties officeooo:rsid="018eb3d4"/>
    </style:style>
    <style:style style:name="T3" style:family="text">
      <style:text-properties officeooo:rsid="018d1362"/>
    </style:style>
    <style:style style:name="T4" style:family="text">
      <style:text-properties officeooo:rsid="03a7d3a2"/>
    </style:style>
    <style:style style:name="T5" style:family="text">
      <style:text-properties officeooo:rsid="00aae1a7"/>
    </style:style>
    <style:style style:name="T6" style:family="text">
      <style:text-properties officeooo:rsid="027d9c98"/>
    </style:style>
    <style:style style:name="T7" style:family="text">
      <style:text-properties officeooo:rsid="00a816c7"/>
    </style:style>
    <style:style style:name="T8" style:family="text">
      <style:text-properties officeooo:rsid="00ac7fb2"/>
    </style:style>
    <style:style style:name="T9" style:family="text">
      <style:text-properties officeooo:rsid="03a81ea7"/>
    </style:style>
    <style:style style:name="T10" style:family="text">
      <style:text-properties officeooo:rsid="00ae16dc"/>
    </style:style>
    <style:style style:name="T11" style:family="text">
      <style:text-properties officeooo:rsid="00aeaaf1"/>
    </style:style>
    <style:style style:name="T12" style:family="text">
      <style:text-properties officeooo:rsid="00604954"/>
    </style:style>
    <style:style style:name="T13" style:family="text">
      <style:text-properties officeooo:rsid="005ead5f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aef52f"/>
    </style:style>
    <style:style style:name="T16" style:family="text">
      <style:text-properties officeooo:rsid="003922a3"/>
    </style:style>
    <style:style style:name="T17" style:family="text">
      <style:text-properties officeooo:rsid="00b0a158"/>
    </style:style>
    <style:style style:name="T18" style:family="text">
      <style:text-properties officeooo:rsid="004fc4f5"/>
    </style:style>
    <style:style style:name="T19" style:family="text">
      <style:text-properties officeooo:rsid="005e2e0d"/>
    </style:style>
    <style:style style:name="T20" style:family="text">
      <style:text-properties officeooo:rsid="004cdb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"/>
      <text:p text:style-name="P3">А летом мне открылось, что есть Игра с большой буквы.</text:p>
      <text:p text:style-name="P3">Стадион в <text:span text:style-name="T3">Центральном </text:span>парке на Миру назывался «Авангард» и там проходила встреча по футболу <text:span text:style-name="T4">между</text:span> заводск<text:span text:style-name="T4">ой и приезжей </text:span><text:s/>команд<text:span text:style-name="T4">ами</text:span>.</text:p>
      <text:p text:style-name="P3">Зрителей собралось штук двадцать, такие же ломти отрезанные, кому делать не хрен, и два-три случайных алкаша.</text:p>
      <text:p text:style-name="P3">Ну, выбежали команды на поле <text:span text:style-name="T5">—</text:span> судья, монетка, жребий, всё такое. </text:p>
      <text:p text:style-name="P3">Начали играть. Типа, играть. А на что рассчитывал? </text:p>
      <text:p text:style-name="P3">Команды заводские, формы-гетры им профком купил, но мужикам-то уже за тридцать. Может, один-другой из них пятнадцать лет назад в ДЮСШ на волейбол ходили, вот и вся подготовка. <text:span text:style-name="T5">А поле-то большое такое — стандартное, пока бедолага с края на край добежит, на него уж и смотреть жалко. </text:span></text:p>
      <text:p text:style-name="P4">Но раз пришёл — сижу, всё равно больше делать нечего. </text:p>
      <text:p text:style-name="P4">И нечего тут вздыхать.</text:p>
      <text:p text:style-name="P4">Только вдруг высокие тополя в плотном ряду за пустой противоположной трибуной зашевелились и шелестнули. <text:s/>Словно по ним пробежал выдох великана-невидимки.</text:p>
      <text:p text:style-name="P4">Но всё это уже неважно стало, потому что на поле нежданно такая Игра развернулась, от которой весь в напряжении вперёд подаёшься, <text:span text:style-name="T4">схватываешься за</text:span> брус скамьи и только головою водишь, чтоб уследить за мячом, что заметался <text:span text:style-name="T6">вдруг </text:span>по всему полю <text:span text:style-name="T7">—</text:span> летает, рассекая воздух, как белое ядро, которому не дают даже земли коснуться.</text:p>
      <text:p text:style-name="P4">Полузащитник взмывает вверх на полметра выше своего роста и головой отправляет мяч на правый край нападающему, <text:span text:style-name="T4">а </text:span>тот, в одно касание, переправляет <text:span text:style-name="T4">мяч</text:span> в центр. </text:p>
      <text:p text:style-name="P4">Центральный нападающий ловко принимает пас, перебрасывает мяч через защитника, легко его обходит; пушечный удар! </text:p>
      <text:p text:style-name="P4">Неизвестно откуда и как подоспевший левый полузащитник подпрыгивает, отбивает мяч грудью далеко к центру поля, где тут же завязывается борьба...</text:p>
      <text:p text:style-name="P4"/>
      <text:p text:style-name="P5">Мы напряжённо следим за полем, где мяч переходит от команды к команде, ускоряясь ударами ног и голов, чтоб мчать дальше.</text:p>
      <text:p text:style-name="P5">Это не они играют, это ими играют...</text:p>
      <text:p text:style-name="P5"><text:span text:style-name="T4">Э</text:span>то идёт Игра.</text:p>
      <text:p text:style-name="P5">Наконец и алкашам начало доходить, что происходит нечто небывалое. Они взревели и засвистали как многотысячные трибуны.</text:p>
      <text:p text:style-name="P5">Возможно, этим и спугнули невидимку.</text:p>
      <text:p text:style-name="P5">Игроки, один за другим, начали сникать и вскоре просто бегали запаренной трусцой, как и в начале матча.</text:p>
      <text:p text:style-name="P5">Я не слишком большой ценитель футбола, зато теперь убедился, что есть-<text:span text:style-name="T4">таки</text:span> настоящая Игра.</text:p>
      <text:p text:style-name="P5"/>
      <text:p text:style-name="P6"><text:span text:style-name="T3">(...п</text:span>ять минут Игры, разве этого мало?</text:p>
      <text:p text:style-name="P6">Фанаты прославленных клубов возможно и больше видали, но не настолько подряд, а по крупицам, как гомеопаты.</text:p>
      <text:p text:style-name="P6">Да, та Игра ушла, растворилась, умчалась, как порыв ветра, как прилив счастья, но она была и восхищает меня до сих пор...<text:span text:style-name="T3">)</text:span></text:p>
      <text:p text:style-name="P6"/>
      <text:p text:style-name="P5">Причиной моей молчаливости стало то, что я прикусил язык.</text:p>
      <text:p text:style-name="P5">На первых порах я выдавал всё, что взбредёт, но через месяц в строительном цеху завода «Мотордеталь» проходило общее собрание коллектива, на котором выступил представитель заводоуправления.</text:p>
      <text:p text:style-name="P5">В нём чувствовалась порода руководителя. Таких людей невозможно представить ребёнком с воздушным шариком, или юнцом озабоченным своими прыщами. Нет. <text:s/><text:span text:style-name="T8">Он из утробы матери </text:span><text:soft-page-break/><text:span text:style-name="T8">таким и вышел — полулысый, в очках, с мягким брюшком и холёной степенностью.</text:span></text:p>
      <text:p text:style-name="P13">В своей речи он затронул задачи, стоящие перед нами в такой ответственный ускоренно перестроечный <text:span text:style-name="T9">момент</text:span>. </text:p>
      <text:p text:style-name="P13">Каждый должен трудиться не покладая сил, мы, рядовые трудящиеся, на своём рабочем месте, а они, руководство, на своих постах продолжат заниматься экономической деятельностью и хозяйственной тоже, чтобы направлять наши усилия на достижение поставленных задач.</text:p>
      <text:p text:style-name="P13">Он кончил и председатель собрания спросил нет ли вопросов. </text:p>
      <text:p text:style-name="P13">Я поднял руку.</text:p>
      <text:p text:style-name="P13"/>
      <text:p text:style-name="P7"><text:span text:style-name="T3">(...т</text:span>ак не принято — по негласным правилам, вопрос про вопросы должен закрывать собрание. </text:p>
      <text:p text:style-name="P7">Но я поднял руку, потому что он меня достал, этот соловушка из заводоуправления...<text:span text:style-name="T3">)</text:span></text:p>
      <text:p text:style-name="P7"/>
      <text:p text:style-name="P13">Я попросил объяснить разницу между экономической и хозяйственной деятельностью; мне интересно; спасибо.</text:p>
      <text:p text:style-name="P13">Руководитель перешепнулся с председателем и тот объявил конец собрания.</text:p>
      <text:p text:style-name="P13">Рабочие с облегчением поспешили по домам.</text:p>
      <text:p text:style-name="P13"/>
      <text:p text:style-name="P13">Через пару дней хлопец из села Бочки, что приезжал на работу мотоциклом и в круглом шлёме, куда суют голову как в горшок, и который он приносил в бытовку держа под мышкой, словно космонавт свой шлём на стартовой площадке, <text:span text:style-name="T10">громко заметил, что надо бы сменить замок на шкафчике, а то тут шизофреники завелись.</text:span></text:p>
      <text:p text:style-name="P14">Ни к кому конкретно он не обращался, но большинство переодевающихся в спецовки повернули головы ко мне. </text:p>
      <text:p text:style-name="P14">Вот когда я прикусил язык.</text:p>
      <text:p text:style-name="P14"/>
      <text:p text:style-name="P8"><text:span text:style-name="T3">(...п</text:span>ротив рычагов власти не попрёшь, они негласны и неуловимы и даже дебила из Бочек обучили слову «шизофреник»...<text:span text:style-name="T3">)</text:span></text:p>
      <text:p text:style-name="P8"/>
      <text:p text:style-name="P14">- Ты был в Ромнах?</text:p>
      <text:p text:style-name="P14">Здесь, в помывочном зале конотопской бани, <text:s/><text:span text:style-name="T11">где мы голяком намыливаемся над своими жестяными шайками, каждый из нас смахивает на «безвозвратно свободных» с Площадки пятого отделения. <text:s/></text:span></text:p>
      <text:p text:style-name="P15">Ближайшие соседи по мраморному столику с шайками навострили слух; в Конотопе любят, когда вопрос поставлен прямо, без обиняков.</text:p>
      <text:p text:style-name="P14">- <text:span text:style-name="T11">В Ромнах я был, но вас не помню.</text:span></text:p>
      <text:p text:style-name="P15">Я и сам залюбовался безупречным поэтическим размером своего ответа. </text:p>
      <text:p text:style-name="P15">Соседи <text:span text:style-name="T12">перестали втирать мыло в мочалки и с напряжённым вниманием</text:span> п<text:span text:style-name="T12">ри</text:span>двинулись поближе — у конотопчан врождённая склонность к поэзии.</text:p>
      <text:p text:style-name="P15">Я продолжал всматриваться <text:s/>в задавшего мне этот вопрос. </text:p>
      <text:p text:style-name="P15">Всплыли всхлипы баяна на вечерней Площадке. Темнеет, сейчас пойдём на ужин. Эти глаза... Эти же глаза, только <text:span text:style-name="T13">уже без</text:span> сизовато<text:span text:style-name="T13">го отлива поверх радужки</text:span>...</text:p>
      <text:p text:style-name="P15">- Володя!</text:p>
      <text:p text:style-name="P15">Соседи отодвигаются, некоторые, ухватив шайки, переходят к другим столикам. <text:span text:style-name="T14">(Их уже двое!..)</text:span></text:p>
      <text:p text:style-name="P15">Как же я сразу-то не узнал? Один из нас троих спавших на двух койках. </text:p>
      <text:p text:style-name="P15">Он смущённо улыбается. <text:span text:style-name="T15">Отсутствие той поволоки в глазах сбило меня поначалу...</text:span></text:p>
      <text:p text:style-name="P15"/>
      <text:p text:style-name="P9"><text:span text:style-name="T2">(...э</text:span>тот отлив не стеклянноглазость; он потусклее.</text:p>
      <text:p text:style-name="P10">Точно такую же сталисто-сиз<text:span text:style-name="T2">о</text:span>ватую поволоку увидел я в глазах жителей азербайджанской деревни Кркчян, когда они меня поймали, как армянского шпиона, на склоне тумба, где я <text:soft-page-break/>просто собирал мош, он же ежевика, она же ожина...</text:p>
      <text:p text:style-name="P10"/>
      <text:p text:style-name="P16">По официальной версии карабахская война длилась <text:span text:style-name="T2">три</text:span> года — с 1992 по 1994, но на самом деле началась она намного раньше и не кончилась до сих пор. Хотя признаю, те три года были самыми отвратными.</text:p>
      <text:p text:style-name="P16"><text:span text:style-name="T13">На втором <text:s/>(по неофициальной разметке) году</text:span> войны, когда мне перестало нравиться выражение глаз Сатэник, я постарался отправить её в эвакуацию. </text:p>
      <text:p text:style-name="P16">По странному стечению обстоятельств, она, вместе с Рузанной и Ашотом, оказалась в Конотопе на Декабристов 13. </text:p>
      <text:p text:style-name="P17">Каково же было моё удивление, когда три месяца спустя Сатэник поставила меня перед фактом своего возвращения.</text:p>
      <text:p text:style-name="P17"><text:s/>Мне пришлось лететь в Ереван для встречи её и детей в аэропорту Звартноц и последующей доставки, тоже вертолётом, в Степанакерт.</text:p>
      <text:p text:style-name="P11"/>
      <text:p text:style-name="P11"><text:span text:style-name="T2">(...в тот день г</text:span>ород ещё не оправился от шока при гибели 25 человек жителей за один <text:span text:style-name="T16">залп «Града»</text:span>...<text:span text:style-name="T2">)</text:span></text:p>
      <text:p text:style-name="P11"/>
      <text:p text:style-name="P17">Незнакомые люди в Ереване, узнав куда мы отправляемся, предлагали хотя бы детей им оставить, Ашота и Рузанну <text:span text:style-name="T14">(в алфавитном порядке)</text:span>.</text:p>
      <text:p text:style-name="P17">Когда мы добрались на <text:span text:style-name="T2">свою квартиру в Сепанакерте,</text:span> которую знакомые сдавали нам бесплатно, я поинтересовался причиной столь скорого возвращения.</text:p>
      <text:p text:style-name="P17">- Я там поняла, что просто так жить и жить-<text:span text:style-name="T17">то</text:span> не стоит.</text:p>
      <text:p text:style-name="P17"/>
      <text:p text:style-name="P17">Вот тебе наглядный пример воздействия среды. </text:p>
      <text:p text:style-name="P17">Отпусти армянскую женщину, воспитанную <text:span text:style-name="T18">по всей строгости</text:span> патриархально-<text:span text:style-name="T9">матриархатного</text:span> уклада на три месяца в Конотоп, так она тебе без спросу вернётся <text:span text:style-name="T1">и уже философиней, </text:span>и начнёт <text:s/><text:span text:style-name="T18">мудрые </text:span>сентенции выдавать. </text:p>
      <text:p text:style-name="P18">Здрасьте, пожалуйста — получи и распишись...</text:p>
      <text:p text:style-name="P17">А ничего, что бояться за одного себя легче, чем ещё и за вас родимых? </text:p>
      <text:p text:style-name="P17">Особенно когда завоют сирены воздушной тревоги, или заухают морские орудия Каспийской флотилии, снятые с кораблей и подв<text:span text:style-name="T17">é</text:span>зенные на тумб Верблюжья спина? <text:s/></text:p>
      <text:p text:style-name="P19">А «Грады», <text:span text:style-name="T1">те </text:span>и вовсе без предупрежденья бьют — <text:span text:style-name="T1">молчком </text:span>долетят, взорвутся и полквартала нету. Ведь мы живём в век высоких технологий.</text:p>
      <text:p text:style-name="P19"/>
      <text:p text:style-name="P12"><text:span text:style-name="T2">(...о</text:span>пять меня куда-то занесло, я ж про Ромны, вроде, говорил, а дурдом и война <text:span text:style-name="T19">две большие разницы</text:span>. </text:p>
      <text:p text:style-name="P12">Или как?..<text:span text:style-name="T2">)</text:span></text:p>
      <text:p text:style-name="P12"/>
      <text:p text:style-name="P19">Это <text:span text:style-name="T20">всё </text:span>к тому, что, <text:span text:style-name="T20">вобщем-то, </text:span><text:s/>я не успел ознакомить Сатэник с некоторыми фактами своей предыдущей биографии, <text:span text:style-name="T2">просто</text:span> как-то руки не доходили. </text:p>
      <text:p text:style-name="P19">И мне малость интересно было: какую информацию она там зачерпнёт? <text:s/><text:span text:style-name="T1">Во время той эвакуации.</text:span></text:p>
      <text:p text:style-name="P19">А никакой. Конотопчане своих не топят. </text:p>
      <text:p text:style-name="P19">Единственный прокол случился в разговоре с сотрудницей. </text:p>
      <text:p text:style-name="P19">(Сатэник там ещё и не работу успела устроиться в заводе КЭМЗ).</text:p>
      <text:p text:style-name="P19">Узнав, что фамилия её мужа Огольцов, сотрудница сказала:</text:p>
      <text:p text:style-name="P19">- Хм...</text:p>
      <text:p text:style-name="P1">Вот, пожалуй, и весь компромат, <text:span text:style-name="T1">просочившийся на меня в</text:span> Закавказь<text:span text:style-name="T2">е</text:span> из конотопских источник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7:44:28.630919582</meta:creation-date>
    <dc:date>2017-03-03T17:44:36.830865930</dc:date>
    <dc:creator>sehrguey </dc:creator>
    <meta:editing-duration>PT8S</meta:editing-duration>
    <meta:editing-cycles>1</meta:editing-cycles>
    <meta:generator>LibreOffice/4.3.3.2$Linux_x86 LibreOffice_project/430m0$Build-2</meta:generator>
    <meta:document-statistic meta:table-count="0" meta:image-count="0" meta:object-count="0" meta:page-count="3" meta:paragraph-count="78" meta:word-count="1213" meta:character-count="8041" meta:non-whitespace-character-count="6860"/>
  </office:meta>
</office:document-meta>
</file>